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6000001ACE90CD4EC0AA1231C.png" manifest:media-type="image/png"/>
  <manifest:file-entry manifest:full-path="Pictures/10007F91000026B000002C336779C4E3FC04DCAA.svg" manifest:media-type="image/svg+xml"/>
  <manifest:file-entry manifest:full-path="Pictures/10000201000000EC0000003F737B90CCC4289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5fcbf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P6" style:family="paragraph" style:parent-style-name="Footer">
      <style:text-properties officeooo:rsid="000bdb21" officeooo:paragraph-rsid="000bdb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767d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2" text:anchor-type="paragraph" svg:x="4.5752in" svg:y="-0.4071in" svg:width="2.4575in" svg:height="0.6563in" draw:z-index="1"><draw:image xlink:href="Pictures/10000201000000EC0000003F737B90CCC4289476.png" xlink:type="simple" xlink:show="embed" xlink:actuate="onLoad"/></draw:frame></text:p>
      <text:p text:style-name="P4">BORNHACK</text:p>
      <text:p text:style-name="P3"><draw:frame draw:style-name="fr1" draw:name="Image1" text:anchor-type="paragraph" svg:width="3.8992in" svg:height="4.4547in" draw:z-index="0"><draw:image xlink:href="Pictures/10007F91000026B000002C336779C4E3FC04DCAA.svg" xlink:type="simple" xlink:show="embed" xlink:actuate="onLoad"/><draw:image xlink:href="Pictures/1000020100000176000001ACE90CD4EC0AA1231C.png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767da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2:26:13.112508797</dc:date>
    <meta:editing-duration>PT22M40S</meta:editing-duration>
    <meta:editing-cycles>11</meta:editing-cycles>
    <meta:generator>LibreOffice/5.2.7.2$Linux_X86_64 LibreOffice_project/20m0$Build-2</meta:generator>
    <meta:document-statistic meta:table-count="0" meta:image-count="2" meta:object-count="0" meta:page-count="1" meta:paragraph-count="2" meta:word-count="8" meta:character-count="71" meta:non-whitespace-character-count="63"/>
  </office:meta>
</office:document-meta>
</file>